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000000" fo:padding="0.0694in" fo:border="none">
        <style:background-image/>
      </style:table-cell-properties>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6.5in"/>
    </style:style>
    <style:style style:name="Table2.1" style:family="table-row">
      <style:table-row-properties style:min-row-height="1.375in" fo:keep-together="auto"/>
    </style:style>
    <style:style style:name="Table2.A1" style:family="table-cell">
      <style:table-cell-properties style:vertical-align="" fo:background-color="transparent" fo:padding="0.0694in" fo:border="1pt solid #000000">
        <style:background-image/>
      </style:table-cell-properties>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000000" fo:padding="0.0694in" fo:border="none">
        <style:background-image/>
      </style:table-cell-properties>
    </style:style>
    <style:style style:name="P1" style:family="paragraph" style:parent-style-name="normal">
      <style:text-properties style:font-name="Open Sans" style:font-name-asian="Open Sans1" style:font-name-complex="Open Sans1"/>
    </style:style>
    <style:style style:name="P2" style:family="paragraph" style:parent-style-name="normal">
      <style:paragraph-properties fo:line-height="100%" fo:orphans="0" fo:widows="0"/>
      <style:text-properties style:font-name="Open Sans" officeooo:rsid="0008ff88" officeooo:paragraph-rsid="0008ff88" style:font-name-asian="Open Sans1" style:font-name-complex="Open Sans1"/>
    </style:style>
    <style:style style:name="P3" style:family="paragraph" style:parent-style-name="normal">
      <style:paragraph-properties fo:line-height="100%" fo:orphans="0" fo:widows="0"/>
      <style:text-properties style:font-name="Open Sans" officeooo:rsid="0008ff88" officeooo:paragraph-rsid="000acfb4" style:font-name-asian="Open Sans1" style:font-name-complex="Open Sans1"/>
    </style:style>
    <style:style style:name="P4" style:family="paragraph" style:parent-style-name="normal">
      <style:paragraph-properties fo:line-height="100%" fo:orphans="0" fo:widows="0"/>
      <style:text-properties style:font-name="Open Sans" officeooo:rsid="0008ff88" officeooo:paragraph-rsid="0012f403" style:font-name-asian="Open Sans1" style:font-name-complex="Open Sans1"/>
    </style:style>
    <style:style style:name="P5" style:family="paragraph" style:parent-style-name="normal">
      <style:paragraph-properties fo:line-height="100%" fo:orphans="0" fo:widows="0"/>
      <style:text-properties style:font-name="Open Sans" officeooo:rsid="000acfb4" officeooo:paragraph-rsid="0012f403" style:font-name-asian="Open Sans1" style:font-name-complex="Open Sans1"/>
    </style:style>
    <style:style style:name="P6" style:family="paragraph" style:parent-style-name="normal">
      <style:text-properties fo:color="#9b30ff" style:font-name="Open Sans" fo:font-size="10pt" fo:font-weight="bold" fo:background-color="#1a1a1a" style:font-name-asian="Open Sans1" style:font-size-asian="10pt" style:font-weight-asian="bold" style:font-name-complex="Open Sans1" style:font-size-complex="10pt"/>
    </style:style>
    <style:style style:name="P7" style:family="paragraph" style:parent-style-name="normal">
      <style:paragraph-properties fo:line-height="100%" fo:orphans="0" fo:widows="0"/>
    </style:style>
    <style:style style:name="P8" style:family="paragraph" style:parent-style-name="normal">
      <style:paragraph-properties fo:line-height="100%" fo:orphans="0" fo:widows="0"/>
      <style:text-properties officeooo:paragraph-rsid="0008ff88"/>
    </style:style>
    <style:style style:name="P9" style:family="paragraph" style:parent-style-name="normal">
      <style:paragraph-properties fo:line-height="100%" fo:orphans="0" fo:widows="0"/>
      <style:text-properties officeooo:paragraph-rsid="0014a2ed"/>
    </style:style>
    <style:style style:name="P10" style:family="paragraph" style:parent-style-name="normal">
      <style:paragraph-properties fo:line-height="100%" fo:orphans="0" fo:widows="0"/>
      <style:text-properties fo:color="#7f7f7f" style:font-name="Roboto Mono" fo:font-size="10pt" fo:font-weight="bold" style:font-name-asian="Roboto Mono1" style:font-size-asian="10pt" style:font-weight-asian="bold" style:font-name-complex="Roboto Mono1" style:font-size-complex="10pt"/>
    </style:style>
    <style:style style:name="P11" style:family="paragraph" style:parent-style-name="normal">
      <style:paragraph-properties fo:margin-left="1in" fo:margin-right="0in" fo:text-indent="0in" style:auto-text-indent="false"/>
      <style:text-properties style:font-name="Open Sans" style:font-name-asian="Open Sans1" style:font-name-complex="Open Sans1"/>
    </style:style>
    <style:style style:name="P12" style:family="paragraph" style:parent-style-name="normal">
      <style:paragraph-properties fo:margin-left="0.5in" fo:margin-right="0in" fo:text-indent="0in" style:auto-text-indent="false"/>
      <style:text-properties style:font-name="Open Sans" style:font-name-asian="Open Sans1" style:font-name-complex="Open Sans1"/>
    </style:style>
    <style:style style:name="P13" style:family="paragraph" style:parent-style-name="Heading_20_2">
      <style:text-properties style:font-name="Open Sans" style:font-name-asian="Open Sans1" style:font-name-complex="Open Sans1"/>
    </style:style>
    <style:style style:name="P14" style:family="paragraph" style:parent-style-name="Heading_20_2">
      <style:paragraph-properties fo:break-before="page"/>
      <style:text-properties style:font-name="Open Sans" style:font-name-asian="Open Sans1" style:font-name-complex="Open Sans1"/>
    </style:style>
    <style:style style:name="P15" style:family="paragraph" style:parent-style-name="Preformatted_20_Text">
      <loext:graphic-properties draw:fill="solid" draw:fill-color="#000000" draw:opacity="100%"/>
      <style:paragraph-properties fo:background-color="#000000"/>
      <style:text-properties fo:color="#d1d1d1"/>
    </style:style>
    <style:style style:name="P16" style:family="paragraph" style:parent-style-name="Preformatted_20_Text">
      <loext:graphic-properties draw:fill="solid" draw:fill-color="#000000" draw:opacity="100%"/>
      <style:paragraph-properties fo:background-color="#000000"/>
      <style:text-properties fo:color="#d1d1d1" officeooo:paragraph-rsid="001907f1"/>
    </style:style>
    <style:style style:name="P17" style:family="paragraph" style:parent-style-name="Preformatted_20_Text">
      <loext:graphic-properties draw:fill="solid" draw:fill-color="#000000" draw:opacity="100%"/>
      <style:paragraph-properties fo:background-color="#000000"/>
      <style:text-properties fo:color="#9999a9"/>
    </style:style>
    <style:style style:name="P18" style:family="paragraph" style:parent-style-name="Preformatted_20_Text">
      <loext:graphic-properties draw:fill="solid" draw:fill-color="#000000" draw:opacity="100%"/>
      <style:paragraph-properties fo:margin-top="0in" fo:margin-bottom="0.1965in" loext:contextual-spacing="false" fo:background-color="#000000"/>
    </style:style>
    <style:style style:name="P19" style:family="paragraph" style:parent-style-name="Preformatted_20_Text">
      <loext:graphic-properties draw:fill="solid" draw:fill-color="#000000" draw:opacity="100%"/>
      <style:paragraph-properties fo:margin-top="0in" fo:margin-bottom="0.1965in" loext:contextual-spacing="false" fo:background-color="#000000"/>
      <style:text-properties fo:color="#9999a9" officeooo:paragraph-rsid="001907f1"/>
    </style:style>
    <style:style style:name="P20" style:family="paragraph" style:parent-style-name="Title" style:master-page-name="Standard">
      <style:paragraph-properties fo:margin-top="0.139in" fo:margin-bottom="0.0417in" loext:contextual-spacing="false" fo:line-height="100%" style:page-number="1"/>
      <style:text-properties style:font-name="Open Sans" style:font-name-asian="Open Sans1" style:font-name-complex="Open Sans1"/>
    </style:style>
    <style:style style:name="P21" style:family="paragraph" style:parent-style-name="Preformatted_20_Text">
      <loext:graphic-properties draw:fill="solid" draw:fill-color="#000000" draw:opacity="100%"/>
      <style:paragraph-properties fo:margin-top="0in" fo:margin-bottom="0.1965in" loext:contextual-spacing="false" fo:background-color="#000000"/>
      <style:text-properties fo:color="#d2cd86"/>
    </style:style>
    <style:style style:name="P22" style:family="paragraph" style:parent-style-name="Preformatted_20_Text">
      <loext:graphic-properties draw:fill="solid" draw:fill-color="#000000" draw:opacity="100%"/>
      <style:paragraph-properties fo:margin-top="0in" fo:margin-bottom="0.1965in" loext:contextual-spacing="false" fo:background-color="#000000"/>
      <style:text-properties fo:color="#d2cd86" officeooo:paragraph-rsid="001907f1"/>
    </style:style>
    <style:style style:name="P23" style:family="paragraph" style:parent-style-name="Preformatted_20_Text">
      <loext:graphic-properties draw:fill="solid" draw:fill-color="#000000" draw:opacity="100%"/>
      <style:paragraph-properties fo:margin-top="0in" fo:margin-bottom="0.1965in" loext:contextual-spacing="false" fo:background-color="#000000"/>
      <style:text-properties fo:color="#d1d1d1"/>
    </style:style>
    <style:style style:name="P24" style:family="paragraph" style:parent-style-name="Preformatted_20_Text">
      <loext:graphic-properties draw:fill="solid" draw:fill-color="#000000" draw:opacity="100%"/>
      <style:paragraph-properties fo:background-color="#000000"/>
    </style:style>
    <style:style style:name="P25" style:family="paragraph" style:parent-style-name="Preformatted_20_Text">
      <loext:graphic-properties draw:fill="solid" draw:fill-color="#000000" draw:opacity="100%"/>
      <style:paragraph-properties fo:background-color="#000000"/>
      <style:text-properties fo:color="#d1d1d1"/>
    </style:style>
    <style:style style:name="P26" style:family="paragraph" style:parent-style-name="Preformatted_20_Text">
      <loext:graphic-properties draw:fill="solid" draw:fill-color="#000000" draw:opacity="100%"/>
      <style:paragraph-properties fo:background-color="#000000"/>
      <style:text-properties fo:color="#9999a9"/>
    </style:style>
    <style:style style:name="P27" style:family="paragraph" style:parent-style-name="Preformatted_20_Text">
      <style:paragraph-properties fo:line-height="100%" fo:orphans="0" fo:widows="0"/>
      <style:text-properties fo:color="#9999a9" style:font-name="Roboto Mono" style:font-name-asian="Roboto Mono1" style:font-name-complex="Roboto Mono1"/>
    </style:style>
    <style:style style:name="P28" style:family="paragraph" style:parent-style-name="normal" style:list-style-name="L1">
      <style:paragraph-properties fo:line-height="100%" fo:orphans="0" fo:widows="0"/>
      <style:text-properties officeooo:paragraph-rsid="0012f403"/>
    </style:style>
    <style:style style:name="P29" style:family="paragraph" style:parent-style-name="normal" style:list-style-name="L4">
      <style:paragraph-properties fo:line-height="100%" fo:orphans="0" fo:widows="0"/>
      <style:text-properties officeooo:paragraph-rsid="0012f403"/>
    </style:style>
    <style:style style:name="P30" style:family="paragraph" style:parent-style-name="normal" style:list-style-name="L5">
      <style:paragraph-properties fo:line-height="100%" fo:orphans="0" fo:widows="0"/>
      <style:text-properties officeooo:paragraph-rsid="0014a2ed"/>
    </style:style>
    <style:style style:name="P31" style:family="paragraph" style:parent-style-name="normal" style:list-style-name="L2">
      <style:paragraph-properties fo:line-height="100%" fo:orphans="0" fo:widows="0"/>
      <style:text-properties officeooo:rsid="0012f403" officeooo:paragraph-rsid="0012f403"/>
    </style:style>
    <style:style style:name="P32" style:family="paragraph" style:parent-style-name="normal" style:list-style-name="L3">
      <style:paragraph-properties fo:line-height="100%" fo:orphans="0" fo:widows="0"/>
      <style:text-properties style:font-name="Open Sans" officeooo:rsid="0012f403" officeooo:paragraph-rsid="0012f403" style:font-name-asian="Open Sans1" style:font-name-complex="Open Sans1"/>
    </style:style>
    <style:style style:name="P33" style:family="paragraph" style:parent-style-name="normal" style:list-style-name="L5">
      <style:paragraph-properties fo:line-height="100%" fo:orphans="0" fo:widows="0"/>
      <style:text-properties style:font-name="Open Sans" officeooo:rsid="001136a9" officeooo:paragraph-rsid="0014a2ed" style:font-name-asian="Open Sans1" style:font-name-complex="Open Sans1"/>
    </style:style>
    <style:style style:name="P34" style:family="paragraph" style:parent-style-name="normal" style:list-style-name="WWNum2">
      <style:paragraph-properties fo:margin-left="0.5in" fo:margin-right="0in" fo:text-indent="-0.25in" style:auto-text-indent="false"/>
      <style:text-properties style:font-name="Open Sans" style:font-name-asian="Open Sans1" style:font-name-complex="Open Sans1"/>
    </style:style>
    <style:style style:name="P35" style:family="paragraph" style:parent-style-name="normal" style:list-style-name="WWNum1">
      <style:paragraph-properties fo:margin-left="0.5in" fo:margin-right="0in" fo:text-indent="-0.25in" style:auto-text-indent="false"/>
      <style:text-properties style:font-name="Open Sans" style:font-name-asian="Open Sans1" style:font-name-complex="Open Sans1"/>
    </style:style>
    <style:style style:name="P36" style:family="paragraph" style:parent-style-name="normal" style:list-style-name="WWNum1">
      <style:paragraph-properties fo:margin-left="0.5in" fo:margin-right="0in" fo:text-indent="-0.25in" style:auto-text-indent="false"/>
    </style:style>
    <style:style style:name="P37" style:family="paragraph" style:parent-style-name="normal" style:list-style-name="WWNum2">
      <style:paragraph-properties fo:margin-left="1in" fo:margin-right="0in" fo:text-indent="-0.25in" style:auto-text-indent="false"/>
      <style:text-properties style:font-name="Open Sans" style:font-name-asian="Open Sans1" style:font-name-complex="Open Sans1"/>
    </style:style>
    <style:style style:name="P38" style:family="paragraph" style:parent-style-name="normal" style:list-style-name="WWNum2">
      <style:paragraph-properties fo:margin-left="1.5in" fo:margin-right="0in" fo:text-indent="-0.25in" style:auto-text-indent="false"/>
      <style:text-properties style:font-name="Open Sans" style:font-name-asian="Open Sans1" style:font-name-complex="Open Sans1"/>
    </style:style>
    <style:style style:name="P39" style:family="paragraph" style:parent-style-name="normal" style:list-style-name="WWNum2">
      <style:paragraph-properties fo:margin-left="1.5in" fo:margin-right="0in" fo:text-indent="-0.25in" style:auto-text-indent="false"/>
    </style:style>
    <style:style style:name="T1" style:family="text">
      <style:text-properties style:font-name="Open Sans" style:font-name-asian="Open Sans1" style:font-name-complex="Open Sans1"/>
    </style:style>
    <style:style style:name="T2" style:family="text">
      <style:text-properties style:font-name="Open Sans" officeooo:rsid="0008ff88" style:font-name-asian="Open Sans1" style:font-name-complex="Open Sans1"/>
    </style:style>
    <style:style style:name="T3" style:family="text">
      <style:text-properties style:font-name="Open Sans" officeooo:rsid="000acfb4" style:font-name-asian="Open Sans1" style:font-name-complex="Open Sans1"/>
    </style:style>
    <style:style style:name="T4" style:family="text">
      <style:text-properties style:font-name="Open Sans" officeooo:rsid="000c4b91" style:font-name-asian="Open Sans1" style:font-name-complex="Open Sans1"/>
    </style:style>
    <style:style style:name="T5" style:family="text">
      <style:text-properties style:font-name="Open Sans" officeooo:rsid="001136a9" style:font-name-asian="Open Sans1" style:font-name-complex="Open Sans1"/>
    </style:style>
    <style:style style:name="T6" style:family="text">
      <style:text-properties style:font-name="Open Sans" officeooo:rsid="0012f403" style:font-name-asian="Open Sans1" style:font-name-complex="Open Sans1"/>
    </style:style>
    <style:style style:name="T7" style:family="text">
      <style:text-properties style:font-name="Open Sans" officeooo:rsid="0014a2ed" style:font-name-asian="Open Sans1" style:font-name-complex="Open Sans1"/>
    </style:style>
    <style:style style:name="T8" style:family="text">
      <style:text-properties style:font-name="Open Sans" fo:font-weight="bold" style:font-name-asian="Open Sans1" style:font-weight-asian="bold" style:font-name-complex="Open Sans1"/>
    </style:style>
    <style:style style:name="T9" style:family="text">
      <style:text-properties fo:color="#9b30ff" style:font-name="Roboto Mono" fo:font-size="10pt" fo:font-weight="bold" style:font-name-asian="Roboto Mono1" style:font-size-asian="10pt" style:font-weight-asian="bold" style:font-name-complex="Roboto Mono1" style:font-size-complex="10pt"/>
    </style:style>
    <style:style style:name="T10" style:family="text">
      <style:text-properties fo:color="#7f7f7f" style:font-name="Roboto Mono" fo:font-size="10pt" fo:font-weight="bold" style:font-name-asian="Roboto Mono1" style:font-size-asian="10pt" style:font-weight-asian="bold" style:font-name-complex="Roboto Mono1" style:font-size-complex="10pt"/>
    </style:style>
    <style:style style:name="T11" style:family="text">
      <style:text-properties fo:color="#8a2be2" style:font-name="Roboto Mono" fo:font-size="10pt" fo:font-weight="bold" style:font-name-asian="Roboto Mono1" style:font-size-asian="10pt" style:font-weight-asian="bold" style:font-name-complex="Roboto Mono1" style:font-size-complex="10pt"/>
    </style:style>
    <style:style style:name="T12" style:family="text">
      <style:text-properties fo:color="#008b8b" style:font-name="Roboto Mono" fo:font-size="10pt" fo:font-weight="bold" style:font-name-asian="Roboto Mono1" style:font-size-asian="10pt" style:font-weight-asian="bold" style:font-name-complex="Roboto Mono1" style:font-size-complex="10pt"/>
    </style:style>
    <style:style style:name="T13" style:family="text">
      <style:text-properties fo:color="#008b8b" style:font-name="Roboto Mono" fo:font-size="10pt" fo:font-weight="bold" officeooo:rsid="00180582" style:font-name-asian="Roboto Mono1" style:font-size-asian="10pt" style:font-weight-asian="bold" style:font-name-complex="Roboto Mono1" style:font-size-complex="10pt"/>
    </style:style>
    <style:style style:name="T14" style:family="text">
      <style:text-properties fo:color="#458b74" style:font-name="Roboto Mono" fo:font-size="10pt" fo:font-weight="bold" style:font-name-asian="Roboto Mono1" style:font-size-asian="10pt" style:font-weight-asian="bold" style:font-name-complex="Roboto Mono1" style:font-size-complex="10pt"/>
    </style:style>
    <style:style style:name="T15" style:family="text">
      <style:text-properties fo:color="#ffc125" style:font-name="Roboto Mono" fo:font-size="10pt" fo:font-weight="bold" style:font-name-asian="Roboto Mono1" style:font-size-asian="10pt" style:font-weight-asian="bold" style:font-name-complex="Roboto Mono1" style:font-size-complex="10pt"/>
    </style:style>
    <style:style style:name="T16" style:family="text">
      <style:text-properties officeooo:rsid="000acfb4"/>
    </style:style>
    <style:style style:name="T17" style:family="text">
      <style:text-properties officeooo:rsid="0012f403"/>
    </style:style>
    <style:style style:name="T18" style:family="text">
      <style:text-properties fo:color="#008c00"/>
    </style:style>
    <style:style style:name="T19" style:family="text">
      <style:text-properties fo:color="#e66170" fo:font-weight="bold"/>
    </style:style>
    <style:style style:name="T20" style:family="text">
      <style:text-properties fo:color="#02d045"/>
    </style:style>
    <style:style style:name="T21" style:family="text">
      <style:text-properties fo:color="#02d045" officeooo:rsid="001c900c"/>
    </style:style>
    <style:style style:name="T22" style:family="text">
      <style:text-properties fo:color="#02d045" style:font-name="Liberation Mono" fo:font-size="10pt" officeooo:rsid="001c900c" style:font-name-asian="Noto Sans Mono CJK SC" style:font-size-asian="10pt" style:font-name-complex="Liberation Mono" style:font-size-complex="10pt"/>
    </style:style>
    <style:style style:name="T23" style:family="text">
      <style:text-properties fo:color="#d2cd86"/>
    </style:style>
    <style:style style:name="T24" style:family="text">
      <style:text-properties fo:color="#904050"/>
    </style:style>
    <style:style style:name="T25" style:family="text">
      <style:text-properties fo:color="#9999a9"/>
    </style:style>
    <style:style style:name="T26" style:family="text">
      <style:text-properties fo:color="#00c4c4"/>
    </style:style>
    <style:style style:name="T27" style:family="text">
      <style:text-properties officeooo:rsid="001c900c"/>
    </style:style>
    <style:style style:name="T28" style:family="text">
      <style:text-properties fo:color="#d1d1d1"/>
    </style:style>
    <style:style style:name="T29" style:family="text">
      <style:text-properties fo:color="#d1d1d1" officeooo:rsid="001c900c"/>
    </style:style>
    <style:style style:name="T30" style:family="text">
      <style:text-properties fo:color="#d1d1d1" style:font-name="Liberation Mono" fo:font-size="10pt" officeooo:rsid="001c900c" style:font-name-asian="Noto Sans Mono CJK SC" style:font-size-asian="10pt" style:font-name-complex="Liberation Mono"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bookmark text:name="_mg1e9c8gt4f4"/>Udiddit, a social news aggregator</text:p>
      <text:p text:style-name="P13"><text:bookmark text:name="_gdnoc6asbla2"/>Introduction</text:p>
      <text:p text:style-name="P1">Udiddit, a social news aggregation, web content rating, and discussion website, is currently using a risky and unreliable Postgres database schema to store the forum posts, discussions, and votes made by their users about different topics.</text:p>
      <text:p text:style-name="P1"/>
      <text:p text:style-name="P1">The schema allows posts to be created by registered users on certain topics, and can include a URL or a text content. It also allows registered users to cast an upvote (like) or downvote (dislike) for any forum post that has been created. In addition to this, the schema also allows registered users to add comments on posts.</text:p>
      <text:p text:style-name="P1"/>
      <text:p text:style-name="P1">Here is the DDL used to create the schema:</text:p>
      <text:p text:style-name="P6"/>
      <table:table table:name="Table1" table:style-name="Table1">
        <table:table-column table:style-name="Table1.A"/>
        <table:table-row table:style-name="Table1.1">
          <table:table-cell table:style-name="Table1.A1" office:value-type="string">
            <text:p text:style-name="P7"><text:span text:style-name="T9">CREATE</text:span><text:span text:style-name="T10"> </text:span><text:span text:style-name="T11">TABLE</text:span><text:span text:style-name="T10"> bad_posts (</text:span></text:p>
            <text:p text:style-name="P7"><text:span text:style-name="T10"><text:tab/>id </text:span><text:span text:style-name="T12">SERIAL</text:span><text:span text:style-name="T10"> </text:span><text:span text:style-name="T11">PRIMARY</text:span><text:span text:style-name="T10"> </text:span><text:span text:style-name="T11">KEY</text:span><text:span text:style-name="T10">,</text:span></text:p>
            <text:p text:style-name="P7"><text:span text:style-name="T10"><text:tab/>topic </text:span><text:span text:style-name="T14">VARCHAR</text:span><text:span text:style-name="T10">(</text:span><text:span text:style-name="T15">50</text:span><text:span text:style-name="T10">),</text:span></text:p>
            <text:p text:style-name="P7"><text:span text:style-name="T10"><text:tab/>username </text:span><text:span text:style-name="T14">VARCHAR</text:span><text:span text:style-name="T10">(</text:span><text:span text:style-name="T15">50</text:span><text:span text:style-name="T10">),</text:span></text:p>
            <text:p text:style-name="P7"><text:span text:style-name="T10"><text:tab/>title </text:span><text:span text:style-name="T14">VARCHAR</text:span><text:span text:style-name="T10">(</text:span><text:span text:style-name="T15">150</text:span><text:span text:style-name="T10">),</text:span></text:p>
            <text:p text:style-name="P7"><text:span text:style-name="T10"><text:tab/>url </text:span><text:span text:style-name="T14">VARCHAR</text:span><text:span text:style-name="T10">(</text:span><text:span text:style-name="T15">4000</text:span><text:span text:style-name="T10">) </text:span><text:span text:style-name="T11">DEFAULT</text:span><text:span text:style-name="T10"> </text:span><text:span text:style-name="T11">NULL</text:span><text:span text:style-name="T10">,</text:span></text:p>
            <text:p text:style-name="P7"><text:span text:style-name="T10"><text:tab/>text_content </text:span><text:span text:style-name="T12">TEXT</text:span><text:span text:style-name="T10"> </text:span><text:span text:style-name="T11">DEFAULT</text:span><text:span text:style-name="T10"> </text:span><text:span text:style-name="T11">NULL</text:span><text:span text:style-name="T10">,</text:span></text:p>
            <text:p text:style-name="P7"><text:span text:style-name="T10"><text:tab/>upvotes </text:span><text:span text:style-name="T12">TEXT</text:span><text:span text:style-name="T10">,</text:span></text:p>
            <text:p text:style-name="P7"><text:span text:style-name="T10"><text:tab/>downvotes </text:span><text:span text:style-name="T12">TEX</text:span><text:span text:style-name="T13">T</text:span></text:p>
            <text:p text:style-name="P10">);</text:p>
            <text:p text:style-name="P10"/>
            <text:p text:style-name="P7"><text:span text:style-name="T9">CREATE</text:span><text:span text:style-name="T10"> </text:span><text:span text:style-name="T11">TABLE</text:span><text:span text:style-name="T10"> bad_comments (</text:span></text:p>
            <text:p text:style-name="P7"><text:span text:style-name="T10"><text:tab/>id </text:span><text:span text:style-name="T12">SERIAL</text:span><text:span text:style-name="T10"> </text:span><text:span text:style-name="T11">PRIMARY</text:span><text:span text:style-name="T10"> </text:span><text:span text:style-name="T11">KEY</text:span><text:span text:style-name="T10">,</text:span></text:p>
            <text:p text:style-name="P7"><text:span text:style-name="T10"><text:tab/>username </text:span><text:span text:style-name="T14">VARCHAR</text:span><text:span text:style-name="T10">(</text:span><text:span text:style-name="T15">50</text:span><text:span text:style-name="T10">),</text:span></text:p>
            <text:p text:style-name="P7"><text:span text:style-name="T10"><text:tab/>post_id </text:span><text:span text:style-name="T12">BIGINT</text:span><text:span text:style-name="T10">,</text:span></text:p>
            <text:p text:style-name="P7"><text:span text:style-name="T10"><text:tab/>text_content </text:span><text:span text:style-name="T12">TEXT</text:span></text:p>
            <text:p text:style-name="P10">);</text:p>
          </table:table-cell>
        </table:table-row>
      </table:table>
      <text:p text:style-name="P1"/>
      <text:p text:style-name="P1"/>
      <text:p text:style-name="P13"><text:bookmark text:name="_924v8axfa7gx"/>Part I: Investigate the existing schema</text:p>
      <text:p text:style-name="P1">As a first step, investigate this schema and some of the sample data in the project’s SQL workspace. Then, in your own words, outline three (3) specific things that could be improved about this schema. Don’t hesitate to outline more if you want to stand out!</text:p>
      <text:p text:style-name="P1"/>
      <table:table table:name="Table2" table:style-name="Table2">
        <table:table-column table:style-name="Table2.A"/>
        <text:soft-page-break/>
        <table:table-row table:style-name="Table2.1">
          <table:table-cell table:style-name="Table2.A1" office:value-type="string">
            <text:p text:style-name="P4">1. The table “bad_comments” contains too many columns. The username is also used in the “bad_posts” table.</text:p>
            <text:list xml:id="list3097266883" text:style-name="L1">
              <text:list-item>
                <text:p text:style-name="P28"><text:span text:style-name="T2">It would be better to create an own table “usernames” with ‘id’ <text:s/></text:span><text:span text:style-name="T3">(PK) </text:span><text:span text:style-name="T2">and ‘username’ for it. </text:span></text:p>
              </text:list-item>
              <text:list-item>
                <text:p text:style-name="P28"><text:span text:style-name="T6">Create</text:span><text:span text:style-name="T3"> a ‘username_id’ column as a FK for both tables.</text:span></text:p>
              </text:list-item>
            </text:list>
            <text:p text:style-name="P2"/>
            <text:p text:style-name="P8"><text:span text:style-name="T2">2. The ‘url’ column in “bad_posts” table </text:span><text:span text:style-name="T6">has a</text:span><text:span text:style-name="T3"> datatype varchar(4000). </text:span><text:span text:style-name="T6">That</text:span><text:span text:style-name="T3"> makes no sense as the URL max limit is 2000.</text:span></text:p>
            <text:list xml:id="list3165154509" text:style-name="L2">
              <text:list-item>
                <text:p text:style-name="P31"><text:span text:style-name="T3">C</text:span><text:span text:style-name="T1">hange the “url”s datatype to varchar(2000)</text:span></text:p>
              </text:list-item>
            </text:list>
            <text:p text:style-name="P2"/>
            <text:p text:style-name="P3">3. The <text:span text:style-name="T16">table “bad_comments” has </text:span><text:span text:style-name="T17">a </text:span><text:span text:style-name="T16">‘post_id’ column but </text:span><text:span text:style-name="T17">is not a</text:span><text:span text:style-name="T16"> FK.</text:span></text:p>
            <text:list xml:id="list3555370384" text:style-name="L3">
              <text:list-item>
                <text:p text:style-name="P32">Create a FK for ‘post_id’ so that non existing post_id’s can’t be entered.</text:p>
              </text:list-item>
            </text:list>
            <text:p text:style-name="P5">Also this columns datatype is bigint, but the “bad_posts” ‘id’ is only SERIAL hence integer.</text:p>
            <text:list xml:id="list4177581714" text:style-name="L4">
              <text:list-item>
                <text:p text:style-name="P29"><text:span text:style-name="T6">Considering the amount of current </text:span><text:span text:style-name="T7">comments</text:span><text:span text:style-name="T6"> (</text:span><text:span text:style-name="T7">10</text:span><text:span text:style-name="T6">0000) using integer makes sense. -&gt; Change ‘</text:span><text:span text:style-name="T7">post_id’ datatype to integer</text:span></text:p>
              </text:list-item>
            </text:list>
            <text:p text:style-name="P4"/>
            <text:p text:style-name="P9"><text:span text:style-name="T3">4. The “bad_posts” table has two c</text:span><text:span text:style-name="T4">olumns ‘upvotes’ and ‘downvotes’ which should be considered to be </text:span><text:span text:style-name="T5">a</text:span><text:span text:style-name="T4"> seperate table. </text:span><text:span text:style-name="T7">Also both ‘votes’ column violate 1NF as they store each vote/post with the username in one row.</text:span></text:p>
            <text:list xml:id="list1259073320" text:style-name="L5">
              <text:list-item>
                <text:p text:style-name="P30"><text:span text:style-name="T5">This “votes”</text:span><text:span text:style-name="T4"> table </text:span><text:span text:style-name="T5">should</text:span><text:span text:style-name="T4"> </text:span><text:span text:style-name="T5">have a ‘id’,</text:span><text:span text:style-name="T4"> ‘user_id’ , ‘post_id’ </text:span><text:span text:style-name="T5">and a ‘</text:span><text:span text:style-name="T7">votes’</text:span><text:span text:style-name="T5"> column</text:span><text:span text:style-name="T4">. </text:span></text:p>
              </text:list-item>
              <text:list-item>
                <text:p text:style-name="P33">PK would be the ‘id’ and FK are ‘user_id’ and ‘post_id’. </text:p>
              </text:list-item>
              <text:list-item>
                <text:p text:style-name="P30"><text:span text:style-name="T5">Also the dataypes need to be changed ‘</text:span><text:span text:style-name="T7">votes</text:span><text:span text:style-name="T5">’ can be smallint as they really only store two values: 1 or -1. </text:span></text:p>
              </text:list-item>
            </text:list>
          </table:table-cell>
        </table:table-row>
      </table:table>
      <text:p text:style-name="P1"/>
      <text:p text:style-name="P14"><text:bookmark text:name="_adf08vvtd5on"/>Part II: Create the DDL for your new schema</text:p>
      <text:p text:style-name="P1">Having done this initial investigation and assessment, your next goal is to dive deep into the heart of the problem and create a new schema for Udiddit. Your new schema should at least reflect fixes to the shortcomings you pointed to in the previous exercise. To help you create the new schema, a few guidelines are provided to you:</text:p>
      <text:p text:style-name="P1"/>
      <text:list xml:id="list1464207645" text:style-name="WWNum2">
        <text:list-item>
          <text:p text:style-name="P34">Guideline #1: here is a list of features and specifications that Udiddit needs in order to support its website and administrative interface:</text:p>
          <text:list>
            <text:list-item>
              <text:p text:style-name="P37">Allow new users to register:</text:p>
              <text:list>
                <text:list-item>
                  <text:p text:style-name="P38">Each username has to be unique</text:p>
                </text:list-item>
                <text:list-item>
                  <text:p text:style-name="P38">Usernames can be composed of at most 25 characters</text:p>
                </text:list-item>
                <text:list-item>
                  <text:p text:style-name="P38">Usernames can’t be empty</text:p>
                </text:list-item>
                <text:list-item>
                  <text:p text:style-name="P38">We won’t worry about user passwords for this project</text:p>
                </text:list-item>
              </text:list>
            </text:list-item>
            <text:list-item>
              <text:p text:style-name="P37">Allow registered users to create new topics:</text:p>
              <text:list>
                <text:list-item>
                  <text:p text:style-name="P38">Topic names have to be unique.</text:p>
                </text:list-item>
                <text:list-item>
                  <text:p text:style-name="P38">The topic’s name is at most 30 characters</text:p>
                </text:list-item>
                <text:list-item>
                  <text:p text:style-name="P38">The topic’s name can’t be empty</text:p>
                </text:list-item>
                <text:list-item>
                  <text:p text:style-name="P38">Topics can have an optional description of at most 500 characters.</text:p>
                </text:list-item>
              </text:list>
            </text:list-item>
            <text:list-item>
              <text:p text:style-name="P37">Allow registered users to create new posts on existing topics:</text:p>
              <text:list>
                <text:list-item>
                  <text:p text:style-name="P38">Posts have a required title of at most 100 characters</text:p>
                </text:list-item>
                <text:list-item>
                  <text:p text:style-name="P38">The title of a post can’t be empty.</text:p>
                </text:list-item>
                <text:list-item>
                  <text:p text:style-name="P39"><text:span text:style-name="T1">Posts should contain either a URL or a text content, </text:span><text:span text:style-name="T8">but not both</text:span><text:span text:style-name="T1">.</text:span></text:p>
                </text:list-item>
                <text:list-item>
                  <text:p text:style-name="P38">If a topic gets deleted, all the posts associated with it should be automatically deleted too.</text:p>
                </text:list-item>
                <text:list-item>
                  <text:p text:style-name="P38">If the user who created the post gets deleted, then the post will remain, but it will become dissociated from that user.</text:p>
                </text:list-item>
              </text:list>
            </text:list-item>
            <text:list-item>
              <text:p text:style-name="P37">Allow registered users to comment on existing posts:</text:p>
              <text:list>
                <text:list-item>
                  <text:p text:style-name="P38">A comment’s text content can’t be empty.</text:p>
                </text:list-item>
                <text:list-item>
                  <text:p text:style-name="P38">Contrary to the current linear comments, the new structure should allow comment threads at arbitrary levels.</text:p>
                </text:list-item>
                <text:list-item>
                  <text:p text:style-name="P38">If a post gets deleted, all comments associated with it should be automatically deleted too.</text:p>
                </text:list-item>
                <text:list-item>
                  <text:p text:style-name="P38">If the user who created the comment gets deleted, then the comment will remain, but it will become dissociated from that user.</text:p>
                </text:list-item>
                <text:list-item>
                  <text:p text:style-name="P38">If a comment gets deleted, then all its descendants in the thread structure should be automatically deleted too.</text:p>
                </text:list-item>
              </text:list>
            </text:list-item>
            <text:list-item>
              <text:p text:style-name="P37"><text:soft-page-break/>Make sure that a given user can only vote once on a given post:</text:p>
              <text:list>
                <text:list-item>
                  <text:p text:style-name="P38">Hint: you can store the (up/down) value of the vote as the values 1 and -1 respectively.</text:p>
                </text:list-item>
                <text:list-item>
                  <text:p text:style-name="P38">If the user who cast a vote gets deleted, then all their votes will remain, but will become dissociated from the user.</text:p>
                </text:list-item>
                <text:list-item>
                  <text:p text:style-name="P38">If a post gets deleted, then all the votes for that post should be automatically deleted too.</text:p>
                </text:list-item>
              </text:list>
            </text:list-item>
          </text:list>
        </text:list-item>
      </text:list>
      <text:p text:style-name="P11"/>
      <text:list xml:id="list182938549045172" text:continue-numbering="true" text:style-name="WWNum2">
        <text:list-item>
          <text:p text:style-name="P34">Guideline #2: here is a list of queries that Udiddit needs in order to support its website and administrative interface. Note that you don’t need to produce the DQL for those queries: they are only provided to guide the design of your new database schema.</text:p>
          <text:list>
            <text:list-item>
              <text:p text:style-name="P37">List all users who haven’t logged in in the last year.</text:p>
            </text:list-item>
            <text:list-item>
              <text:p text:style-name="P37">List all users who haven’t created any post.</text:p>
            </text:list-item>
            <text:list-item>
              <text:p text:style-name="P37">Find a user by their username.</text:p>
            </text:list-item>
            <text:list-item>
              <text:p text:style-name="P37">List all topics that don’t have any posts.</text:p>
            </text:list-item>
            <text:list-item>
              <text:p text:style-name="P37">Find a topic by its name.</text:p>
            </text:list-item>
            <text:list-item>
              <text:p text:style-name="P37">List the latest 20 posts for a given topic.</text:p>
            </text:list-item>
            <text:list-item>
              <text:p text:style-name="P37">List the latest 20 posts made by a given user.</text:p>
            </text:list-item>
            <text:list-item>
              <text:p text:style-name="P37">Find all posts that link to a specific URL, for moderation purposes. </text:p>
            </text:list-item>
            <text:list-item>
              <text:p text:style-name="P37">List all the top-level comments (those that don’t have a parent comment) for a given post.</text:p>
            </text:list-item>
            <text:list-item>
              <text:p text:style-name="P37">List all the direct children of a parent comment.</text:p>
            </text:list-item>
            <text:list-item>
              <text:p text:style-name="P37">List the latest 20 comments made by a given user.</text:p>
            </text:list-item>
            <text:list-item>
              <text:p text:style-name="P37">Compute the score of a post, defined as the difference between the number of upvotes and the number of downvotes</text:p>
            </text:list-item>
          </text:list>
        </text:list-item>
      </text:list>
      <text:p text:style-name="P11"/>
      <text:list xml:id="list182938637433312" text:continue-numbering="true" text:style-name="WWNum2">
        <text:list-item>
          <text:p text:style-name="P34">Guideline #3: you’ll need to use normalization, various constraints, as well as indexes in your new database schema. You should use named constraints and indexes to make your schema cleaner.</text:p>
        </text:list-item>
      </text:list>
      <text:p text:style-name="P12"/>
      <text:list xml:id="list182939290824399" text:continue-numbering="true" text:style-name="WWNum2">
        <text:list-item>
          <text:p text:style-name="P34">Guideline #4: your new database schema will be composed of five (5) tables that should have an auto-incrementing id as their primary key.</text:p>
        </text:list-item>
      </text:list>
      <text:p text:style-name="P1"/>
      <text:p text:style-name="P1">Once you’ve taken the time to think about your new schema, write the DDL for it in the space provided here:</text:p>
      <text:p text:style-name="P1"/>
      <text:p text:style-name="P17"><text:soft-page-break/>-- 1. DDL for "users" table:</text:p>
      <text:p text:style-name="P15"><text:span text:style-name="T19">CREATE</text:span> <text:span text:style-name="T19">TABLE</text:span> <text:span text:style-name="T20">"users"</text:span> <text:span text:style-name="T23">(</text:span></text:p>
      <text:p text:style-name="P15"><text:s text:c="2"/><text:span text:style-name="T20">"id"</text:span> SERIAL<text:span text:style-name="T23">,</text:span></text:p>
      <text:p text:style-name="P15"><text:s text:c="2"/><text:span text:style-name="T20">"username"</text:span> <text:span text:style-name="T19">VARCHAR</text:span><text:span text:style-name="T23">(</text:span><text:span text:style-name="T18">25</text:span><text:span text:style-name="T23">),</text:span></text:p>
      <text:p text:style-name="P15"><text:s text:c="2"/><text:span text:style-name="T20">"logged_in_at"</text:span> <text:span text:style-name="T19">TIMESTAMP</text:span><text:span text:style-name="T23">,</text:span></text:p>
      <text:p text:style-name="P15"><text:s text:c="2"/><text:span text:style-name="T19">CONSTRAINT</text:span> <text:span text:style-name="T20">"users_PK"</text:span> <text:span text:style-name="T19">PRIMARY</text:span> <text:span text:style-name="T19">KEY</text:span> <text:span text:style-name="T23">(</text:span><text:span text:style-name="T20">"id"</text:span><text:span text:style-name="T23">),</text:span></text:p>
      <text:p text:style-name="P15"><text:s text:c="2"/><text:span text:style-name="T19">CONSTRAINT</text:span> <text:span text:style-name="T20">"unique_usernames"</text:span> <text:span text:style-name="T19">UNIQUE</text:span> <text:span text:style-name="T23">(</text:span><text:span text:style-name="T20">"username"</text:span><text:span text:style-name="T23">),</text:span></text:p>
      <text:p text:style-name="P15"><text:s text:c="2"/><text:span text:style-name="T19">CONSTRAINT</text:span> <text:span text:style-name="T20">"no_empty_usernames"</text:span> <text:span text:style-name="T19">CHECK</text:span> <text:span text:style-name="T23">(</text:span><text:span text:style-name="T24">LENGTH</text:span><text:span text:style-name="T23">(</text:span><text:span text:style-name="T19">TRIM</text:span><text:span text:style-name="T23">(</text:span><text:span text:style-name="T20">"username"</text:span><text:span text:style-name="T23">))</text:span> <text:span text:style-name="T23">&gt;</text:span> <text:span text:style-name="T18">0</text:span><text:span text:style-name="T23">)</text:span></text:p>
      <text:p text:style-name="P15"><text:span text:style-name="T23">);</text:span></text:p>
      <text:p text:style-name="P24"/>
      <text:p text:style-name="P24"/>
      <text:p text:style-name="P17">-- 2. DDL for "topics" table:</text:p>
      <text:p text:style-name="P15"><text:span text:style-name="T19">CREATE</text:span> <text:span text:style-name="T19">TABLE</text:span> <text:span text:style-name="T20">"topics"</text:span> <text:span text:style-name="T23">(</text:span></text:p>
      <text:p text:style-name="P15"><text:s text:c="2"/><text:span text:style-name="T20">"id"</text:span> SERIAL<text:span text:style-name="T23">,</text:span></text:p>
      <text:p text:style-name="P15"><text:s text:c="2"/><text:span text:style-name="T20">"topic"</text:span> <text:span text:style-name="T19">VARCHAR</text:span><text:span text:style-name="T23">(</text:span><text:span text:style-name="T18">30</text:span><text:span text:style-name="T23">),</text:span></text:p>
      <text:p text:style-name="P15"><text:s text:c="2"/><text:span text:style-name="T20">"description"</text:span> <text:span text:style-name="T19">VARCHAR</text:span><text:span text:style-name="T23">(</text:span><text:span text:style-name="T18">500</text:span><text:span text:style-name="T23">),</text:span></text:p>
      <text:p text:style-name="P15"><text:s text:c="2"/><text:span text:style-name="T20">"topic_created_at"</text:span> <text:span text:style-name="T19">TIMESTAMP</text:span><text:span text:style-name="T23">,</text:span></text:p>
      <text:p text:style-name="P15"><text:s text:c="2"/><text:span text:style-name="T19">CONSTRAINT</text:span> <text:span text:style-name="T20">"topics_PK"</text:span> <text:span text:style-name="T19">PRIMARY</text:span> <text:span text:style-name="T19">KEY</text:span> <text:span text:style-name="T23">(</text:span><text:span text:style-name="T20">"id"</text:span><text:span text:style-name="T23">),</text:span></text:p>
      <text:p text:style-name="P15"><text:s text:c="2"/><text:span text:style-name="T19">CONSTRAINT</text:span> <text:span text:style-name="T20">"unique_topics"</text:span> <text:span text:style-name="T19">UNIQUE</text:span> <text:span text:style-name="T23">(</text:span><text:span text:style-name="T20">"topic"</text:span><text:span text:style-name="T23">),</text:span></text:p>
      <text:p text:style-name="P15"><text:s text:c="2"/><text:span text:style-name="T19">CONSTRAINT</text:span> <text:span text:style-name="T20">"no_empty_topics"</text:span> <text:span text:style-name="T19">CHECK</text:span> <text:span text:style-name="T23">(</text:span><text:span text:style-name="T24">LENGTH</text:span><text:span text:style-name="T23">(</text:span><text:span text:style-name="T19">TRIM</text:span><text:span text:style-name="T23">(</text:span><text:span text:style-name="T20">"topic"</text:span><text:span text:style-name="T23">))</text:span> <text:span text:style-name="T23">&gt;</text:span> <text:span text:style-name="T18">0</text:span><text:span text:style-name="T23">)</text:span></text:p>
      <text:p text:style-name="P15"><text:span text:style-name="T23">);</text:span></text:p>
      <text:p text:style-name="P24"/>
      <text:p text:style-name="P24"/>
      <text:p text:style-name="P17">-- 3. DDL for "posts" table:</text:p>
      <text:p text:style-name="P15"><text:span text:style-name="T19">CREATE</text:span> <text:span text:style-name="T19">TABLE</text:span> <text:span text:style-name="T20">"posts"</text:span> <text:span text:style-name="T23">(</text:span></text:p>
      <text:p text:style-name="P15"><text:s text:c="2"/><text:span text:style-name="T20">"id"</text:span> SERIAL<text:span text:style-name="T23">,</text:span></text:p>
      <text:p text:style-name="P15"><text:s text:c="2"/><text:span text:style-name="T20">"user_id"</text:span> <text:span text:style-name="T19">INTEGER</text:span><text:span text:style-name="T23">,</text:span></text:p>
      <text:p text:style-name="P15"><text:s text:c="2"/><text:span text:style-name="T20">"topic_id"</text:span> <text:span text:style-name="T19">INTEGER</text:span><text:span text:style-name="T23">,</text:span></text:p>
      <text:p text:style-name="P15"><text:s text:c="2"/><text:span text:style-name="T20">"title"</text:span> <text:span text:style-name="T19">VARCHAR</text:span><text:span text:style-name="T23">(</text:span><text:span text:style-name="T18">100</text:span><text:span text:style-name="T23">),</text:span></text:p>
      <text:p text:style-name="P15"><text:s text:c="2"/><text:span text:style-name="T20">"url"</text:span> <text:span text:style-name="T19">VARCHAR</text:span><text:span text:style-name="T23">(</text:span><text:span text:style-name="T18">2000</text:span><text:span text:style-name="T23">),</text:span></text:p>
      <text:p text:style-name="P15"><text:s text:c="2"/><text:span text:style-name="T20">"post"</text:span> TEXT<text:span text:style-name="T23">,</text:span></text:p>
      <text:p text:style-name="P15"><text:s text:c="2"/><text:span text:style-name="T20">"post_created_at"</text:span> <text:span text:style-name="T19">TIMESTAMP</text:span><text:span text:style-name="T23">,</text:span></text:p>
      <text:p text:style-name="P15"><text:s text:c="2"/><text:span text:style-name="T19">CONSTRAINT</text:span> <text:span text:style-name="T20">"posts_PK"</text:span> <text:span text:style-name="T19">PRIMARY</text:span> <text:span text:style-name="T19">KEY</text:span> <text:span text:style-name="T23">(</text:span><text:span text:style-name="T20">"id"</text:span><text:span text:style-name="T23">),</text:span></text:p>
      <text:p text:style-name="P15"><text:s text:c="2"/><text:span text:style-name="T19">CONSTRAINT</text:span> <text:span text:style-name="T20">"posts_users_FK_user_id"</text:span> <text:span text:style-name="T19">FOREIGN</text:span> <text:span text:style-name="T19">KEY</text:span> <text:span text:style-name="T23">(</text:span><text:span text:style-name="T20">"user_id"</text:span><text:span text:style-name="T23">)</text:span></text:p>
      <text:p text:style-name="P15"><text:s text:c="4"/><text:span text:style-name="T19">REFERENCES</text:span> <text:span text:style-name="T20">"users"</text:span> <text:span text:style-name="T23">(</text:span><text:span text:style-name="T20">"id"</text:span><text:span text:style-name="T23">)</text:span> <text:span text:style-name="T19">ON</text:span> <text:span text:style-name="T19">DELETE</text:span> <text:span text:style-name="T19">SET</text:span> <text:span text:style-name="T19">NULL</text:span><text:span text:style-name="T23">,</text:span></text:p>
      <text:p text:style-name="P15"><text:s text:c="2"/><text:span text:style-name="T19">CONSTRAINT</text:span> <text:span text:style-name="T20">"posts_topics_FK_topic_id"</text:span> <text:span text:style-name="T19">FOREIGN</text:span> <text:span text:style-name="T19">KEY</text:span> <text:span text:style-name="T23">(</text:span><text:span text:style-name="T20">"topic_id"</text:span><text:span text:style-name="T23">)</text:span></text:p>
      <text:p text:style-name="P15"><text:s text:c="4"/><text:span text:style-name="T19">REFERENCES</text:span> <text:span text:style-name="T20">"topics"</text:span> <text:span text:style-name="T23">(</text:span><text:span text:style-name="T20">"id"</text:span><text:span text:style-name="T23">)</text:span> <text:span text:style-name="T19">ON</text:span> <text:span text:style-name="T19">DELETE</text:span> <text:span text:style-name="T19">CASCADE</text:span><text:span text:style-name="T23">,</text:span></text:p>
      <text:p text:style-name="P15"><text:s text:c="2"/><text:span text:style-name="T19">CONSTRAINT</text:span> <text:span text:style-name="T20">"no_empty_titles"</text:span> <text:span text:style-name="T19">CHECK</text:span> <text:span text:style-name="T23">(</text:span><text:span text:style-name="T24">LENGTH</text:span><text:span text:style-name="T23">(</text:span><text:span text:style-name="T19">TRIM</text:span><text:span text:style-name="T23">(</text:span><text:span text:style-name="T20">"title"</text:span><text:span text:style-name="T23">))</text:span> <text:span text:style-name="T23">&gt;</text:span> <text:span text:style-name="T18">0</text:span><text:span text:style-name="T23">),</text:span></text:p>
      <text:p text:style-name="P15"><text:s text:c="2"/><text:span text:style-name="T19">CONSTRAINT</text:span> <text:span text:style-name="T20">"allow_only_url_or_post"</text:span> <text:span text:style-name="T19">CHECK</text:span></text:p>
      <text:p text:style-name="P15"><text:s text:c="4"/><text:span text:style-name="T23">(((</text:span><text:span text:style-name="T20">"url"</text:span> <text:span text:style-name="T23">=</text:span> <text:span text:style-name="T19">NULL</text:span> <text:span text:style-name="T19">OR</text:span> <text:span text:style-name="T20">"url"</text:span> <text:span text:style-name="T23">=</text:span> <text:span text:style-name="T26">''</text:span><text:span text:style-name="T23">)</text:span> <text:span text:style-name="T19">AND</text:span> <text:span text:style-name="T23">(</text:span><text:span text:style-name="T20">"post"</text:span> <text:span text:style-name="T23">!=</text:span> <text:span text:style-name="T19">NULL</text:span> <text:span text:style-name="T19">OR</text:span> <text:span text:style-name="T20">"post"</text:span> <text:span text:style-name="T23">!=</text:span> <text:span text:style-name="T26">''</text:span><text:span text:style-name="T23">))</text:span></text:p>
      <text:p text:style-name="P15"><text:s text:c="4"/><text:span text:style-name="T19">OR</text:span> <text:span text:style-name="T23">((</text:span><text:span text:style-name="T20">"url"</text:span> <text:span text:style-name="T23">!=</text:span> <text:span text:style-name="T19">NULL</text:span> <text:span text:style-name="T19">OR</text:span> <text:span text:style-name="T20">"url"</text:span> <text:span text:style-name="T23">!=</text:span> <text:span text:style-name="T26">''</text:span><text:span text:style-name="T23">)</text:span> <text:span text:style-name="T19">AND</text:span> <text:span text:style-name="T23">(</text:span><text:span text:style-name="T20">"post"</text:span> <text:span text:style-name="T23">=</text:span> <text:span text:style-name="T19">NULL</text:span> <text:span text:style-name="T19">OR</text:span> <text:span text:style-name="T20">"post"</text:span> <text:span text:style-name="T23">=</text:span> <text:span text:style-name="T26">''</text:span><text:span text:style-name="T23">)))</text:span></text:p>
      <text:p text:style-name="P15"><text:span text:style-name="T23">);</text:span></text:p>
      <text:p text:style-name="P24"/>
      <text:p text:style-name="P24"/>
      <text:p text:style-name="P17">-- 4. DDL for "comments" table:</text:p>
      <text:p text:style-name="P15"><text:span text:style-name="T19">CREATE</text:span> <text:span text:style-name="T19">TABLE</text:span> <text:span text:style-name="T20">"comments"</text:span> <text:span text:style-name="T23">(</text:span></text:p>
      <text:p text:style-name="P15"><text:s text:c="2"/><text:span text:style-name="T20">"id"</text:span> SERIAL<text:span text:style-name="T23">,</text:span></text:p>
      <text:p text:style-name="P15"><text:s text:c="2"/><text:span text:style-name="T20">"user_id"</text:span> <text:span text:style-name="T19">INTEGER</text:span><text:span text:style-name="T23">,</text:span></text:p>
      <text:p text:style-name="P15"><text:s text:c="2"/><text:span text:style-name="T20">"post_id"</text:span> <text:span text:style-name="T19">INTEGER</text:span><text:span text:style-name="T23">,</text:span></text:p>
      <text:p text:style-name="P15"><text:s text:c="2"/><text:span text:style-name="T20">"comment"</text:span> TEXT<text:span text:style-name="T23">,</text:span></text:p>
      <text:p text:style-name="P15"><text:s text:c="2"/><text:span text:style-name="T20">"parent_comment_id"</text:span> <text:span text:style-name="T19">INTEGER</text:span><text:span text:style-name="T23">,</text:span></text:p>
      <text:p text:style-name="P15"><text:s text:c="2"/><text:span text:style-name="T20">"comment_created_at"</text:span> <text:span text:style-name="T19">TIMESTAMP</text:span><text:span text:style-name="T23">,</text:span></text:p>
      <text:p text:style-name="P15"><text:s text:c="2"/><text:span text:style-name="T19">CONSTRAINT</text:span> <text:span text:style-name="T20">"comments_PK"</text:span> <text:span text:style-name="T19">PRIMARY</text:span> <text:span text:style-name="T19">KEY</text:span> <text:span text:style-name="T23">(</text:span><text:span text:style-name="T20">"id"</text:span><text:span text:style-name="T23">),</text:span></text:p>
      <text:p text:style-name="P15"><text:s text:c="2"/><text:span text:style-name="T19">CONSTRAINT</text:span> <text:span text:style-name="T20">"comments_users_FK_user_id"</text:span> <text:span text:style-name="T19">FOREIGN</text:span> <text:span text:style-name="T19">KEY</text:span> <text:span text:style-name="T23">(</text:span><text:span text:style-name="T20">"user_id"</text:span><text:span text:style-name="T23">)</text:span></text:p>
      <text:p text:style-name="P15"><text:s text:c="4"/><text:span text:style-name="T19">REFERENCES</text:span> <text:span text:style-name="T20">"users"</text:span> <text:span text:style-name="T23">(</text:span><text:span text:style-name="T20">"id"</text:span><text:span text:style-name="T23">)</text:span> <text:span text:style-name="T19">ON</text:span> <text:span text:style-name="T19">DELETE</text:span> <text:span text:style-name="T19">SET</text:span> <text:span text:style-name="T19">NULL</text:span><text:span text:style-name="T23">,</text:span></text:p>
      <text:p text:style-name="P15"><text:s text:c="2"/><text:span text:style-name="T19">CONSTRAINT</text:span> <text:span text:style-name="T20">"comments_posts_FK_post_id"</text:span> <text:span text:style-name="T19">FOREIGN</text:span> <text:span text:style-name="T19">KEY</text:span> <text:span text:style-name="T23">(</text:span><text:span text:style-name="T20">"post_id"</text:span><text:span text:style-name="T23">)</text:span></text:p>
      <text:p text:style-name="P15"><text:s text:c="4"/><text:span text:style-name="T19">REFERENCES</text:span> <text:span text:style-name="T20">"posts"</text:span> <text:span text:style-name="T23">(</text:span><text:span text:style-name="T20">"id"</text:span><text:span text:style-name="T23">)</text:span> <text:span text:style-name="T19">ON</text:span> <text:span text:style-name="T19">DELETE</text:span> <text:span text:style-name="T19">CASCADE</text:span><text:span text:style-name="T23">,</text:span></text:p>
      <text:p text:style-name="P15"><text:soft-page-break/><text:s text:c="2"/><text:span text:style-name="T19">CONSTRAINT</text:span> <text:span text:style-name="T20">"comments_comments_FK_parent_comment_id"</text:span> <text:span text:style-name="T19">FOREIGN</text:span> <text:span text:style-name="T19">KEY</text:span></text:p>
      <text:p text:style-name="P15"><text:s text:c="4"/><text:span text:style-name="T23">(</text:span><text:span text:style-name="T20">"parent_comment_id"</text:span><text:span text:style-name="T23">)</text:span> <text:span text:style-name="T19">REFERENCES</text:span> <text:span text:style-name="T20">"comments"</text:span> <text:span text:style-name="T23">(</text:span><text:span text:style-name="T20">"id"</text:span><text:span text:style-name="T23">)</text:span> <text:span text:style-name="T19">ON</text:span> <text:span text:style-name="T19">DELETE</text:span> <text:span text:style-name="T19">CASCADE</text:span><text:span text:style-name="T23">,</text:span></text:p>
      <text:p text:style-name="P15"><text:s text:c="2"/><text:span text:style-name="T19">CONSTRAINT</text:span> <text:span text:style-name="T20">"no_empty_comments"</text:span> <text:span text:style-name="T19">CHECK</text:span> <text:span text:style-name="T23">(</text:span><text:span text:style-name="T24">LENGTH</text:span><text:span text:style-name="T23">(</text:span><text:span text:style-name="T19">TRIM</text:span><text:span text:style-name="T23">(</text:span><text:span text:style-name="T20">"comment"</text:span><text:span text:style-name="T23">))</text:span> <text:span text:style-name="T23">&gt;</text:span> <text:span text:style-name="T18">0</text:span><text:span text:style-name="T23">)</text:span></text:p>
      <text:p text:style-name="P15"><text:span text:style-name="T23">);</text:span></text:p>
      <text:p text:style-name="P24"/>
      <text:p text:style-name="P24"/>
      <text:p text:style-name="P17">-- 5. DDL for "votes" table:</text:p>
      <text:p text:style-name="P15"><text:span text:style-name="T19">CREATE</text:span> <text:span text:style-name="T19">TABLE</text:span> <text:span text:style-name="T20">"votes"</text:span> <text:span text:style-name="T23">(</text:span></text:p>
      <text:p text:style-name="P15"><text:s text:c="2"/><text:span text:style-name="T20">"id"</text:span> SERIAL<text:span text:style-name="T23">,</text:span></text:p>
      <text:p text:style-name="P15"><text:s text:c="2"/><text:span text:style-name="T20">"user_id"</text:span> <text:span text:style-name="T19">INTEGER</text:span><text:span text:style-name="T23">,</text:span></text:p>
      <text:p text:style-name="P15"><text:s text:c="2"/><text:span text:style-name="T20">"post_id"</text:span> <text:span text:style-name="T19">INTEGER</text:span><text:span text:style-name="T23">,</text:span></text:p>
      <text:p text:style-name="P15"><text:s text:c="2"/><text:span text:style-name="T20">"vote"</text:span> <text:span text:style-name="T19">SMALLINT</text:span><text:span text:style-name="T23">,</text:span></text:p>
      <text:p text:style-name="P15"><text:s text:c="2"/><text:span text:style-name="T19">CONSTRAINT</text:span> <text:span text:style-name="T20">"votes_PK"</text:span> <text:span text:style-name="T19">PRIMARY</text:span> <text:span text:style-name="T19">KEY</text:span> <text:span text:style-name="T23">(</text:span><text:span text:style-name="T20">"id"</text:span><text:span text:style-name="T23">),</text:span></text:p>
      <text:p text:style-name="P15"><text:s text:c="2"/><text:span text:style-name="T19">CONSTRAINT</text:span> <text:span text:style-name="T20">"votes_users_FK_user_id"</text:span> <text:span text:style-name="T19">FOREIGN</text:span> <text:span text:style-name="T19">KEY</text:span> <text:span text:style-name="T23">(</text:span><text:span text:style-name="T20">"user_id"</text:span><text:span text:style-name="T23">)</text:span></text:p>
      <text:p text:style-name="P15"><text:s text:c="4"/><text:span text:style-name="T19">REFERENCES</text:span> <text:span text:style-name="T20">"users"</text:span> <text:span text:style-name="T23">(</text:span><text:span text:style-name="T20">"id"</text:span><text:span text:style-name="T23">)</text:span> <text:span text:style-name="T19">ON</text:span> <text:span text:style-name="T19">DELETE</text:span> <text:span text:style-name="T19">SET</text:span> <text:span text:style-name="T19">NULL</text:span><text:span text:style-name="T23">,</text:span></text:p>
      <text:p text:style-name="P15"><text:s text:c="2"/><text:span text:style-name="T19">CONSTRAINT</text:span> <text:span text:style-name="T20">"votes_posts_FK_post_id"</text:span> <text:span text:style-name="T19">FOREIGN</text:span> <text:span text:style-name="T19">KEY</text:span> <text:span text:style-name="T23">(</text:span><text:span text:style-name="T20">"post_id"</text:span><text:span text:style-name="T23">)</text:span></text:p>
      <text:p text:style-name="P15"><text:s text:c="4"/><text:span text:style-name="T19">REFERENCES</text:span> <text:span text:style-name="T20">"posts"</text:span> <text:span text:style-name="T23">(</text:span><text:span text:style-name="T20">"id"</text:span><text:span text:style-name="T23">)</text:span> <text:span text:style-name="T19">ON</text:span> <text:span text:style-name="T19">DELETE</text:span> <text:span text:style-name="T19">CASCADE</text:span><text:span text:style-name="T23">,</text:span></text:p>
      <text:p text:style-name="P15"><text:s text:c="2"/><text:span text:style-name="T19">CONSTRAINT</text:span> <text:span text:style-name="T20">"one_vote_per_user"</text:span> <text:span text:style-name="T19">UNIQUE</text:span> <text:span text:style-name="T23">(</text:span><text:span text:style-name="T20">"post_id"</text:span><text:span text:style-name="T23">,</text:span> <text:span text:style-name="T20">"user_id"</text:span><text:span text:style-name="T23">),</text:span></text:p>
      <text:p text:style-name="P15"><text:s text:c="4"/><text:span text:style-name="T25">--(user_id, post_id) works too?</text:span></text:p>
      <text:p text:style-name="P15"><text:s text:c="2"/><text:span text:style-name="T19">CONSTRAINT</text:span> <text:span text:style-name="T20">"vote_values_binary"</text:span> <text:span text:style-name="T19">CHECK</text:span> <text:span text:style-name="T23">(</text:span><text:span text:style-name="T20">"vote"</text:span> <text:span text:style-name="T23">=</text:span> <text:span text:style-name="T23">-</text:span><text:span text:style-name="T18">1</text:span> <text:span text:style-name="T19">OR</text:span> <text:span text:style-name="T20">"vote"</text:span> <text:span text:style-name="T23">=</text:span> <text:span text:style-name="T18">1</text:span><text:span text:style-name="T23">)</text:span></text:p>
      <text:p text:style-name="P23"><text:span text:style-name="T23">);</text:span></text:p>
      <text:p text:style-name="P14"><text:bookmark text:name="_qy1koenonasn"/>Part III: Migrate the provided data</text:p>
      <text:p text:style-name="P1">Now that your new schema is created, it’s time to migrate the data from the provided schema in the project’s SQL Workspace to your own schema. This will allow you to review some DML and DQL concepts, as you’ll be using INSERT...SELECT queries to do so. Here are a few guidelines to help you in this process:</text:p>
      <text:p text:style-name="P1"/>
      <text:list xml:id="list512017085" text:style-name="WWNum1">
        <text:list-item>
          <text:p text:style-name="P35">Topic descriptions can all be empty</text:p>
        </text:list-item>
        <text:list-item>
          <text:p text:style-name="P35">Since the bad_comments table doesn’t have the threading feature, you can migrate all comments as top-level comments, i.e. without a parent</text:p>
        </text:list-item>
        <text:list-item>
          <text:p text:style-name="P36"><text:span text:style-name="T1">You can use the Postgres string function </text:span><text:span text:style-name="T8">regexp_split_to_table</text:span><text:span text:style-name="T1"> to unwind the comma-separated votes values into separate rows</text:span></text:p>
        </text:list-item>
        <text:list-item>
          <text:p text:style-name="P35">Don’t forget that some users only vote or comment, and haven’t created any posts. You’ll have to create those users too.</text:p>
        </text:list-item>
        <text:list-item>
          <text:p text:style-name="P35">The order of your migrations matter! For example, since posts depend on users and topics, you’ll have to migrate the latter first.</text:p>
        </text:list-item>
        <text:list-item>
          <text:p text:style-name="P35">Tip: You can start by running only SELECTs to fine-tune your queries, and use a LIMIT to avoid large data sets. Once you know you have the correct query, you can then run your full INSERT...SELECT query.</text:p>
        </text:list-item>
        <text:list-item>
          <text:p text:style-name="P36"><text:span text:style-name="T8">NOTE</text:span><text:span text:style-name="T1">: The data in your SQL Workspace contains thousands of posts and comments. The DML queries may take at least 10-15 seconds to run.</text:span></text:p>
        </text:list-item>
      </text:list>
      <text:p text:style-name="P1"/>
      <text:p text:style-name="P1">Write the DML to migrate the current data in bad_posts and bad_comments to your new database schema:</text:p>
      <text:p text:style-name="P1"/>
      <text:p text:style-name="P1"/>
      <table:table table:name="Table4" table:style-name="Table4">
        <table:table-column table:style-name="Table4.A"/>
        <table:table-row table:style-name="Table4.1">
          <table:table-cell table:style-name="Table4.A1" office:value-type="string">
            <text:p text:style-name="P27">-- 1. migrate distinct usernames across all username related columns</text:p>
            <text:p text:style-name="P15"><text:span text:style-name="T19">INSERT</text:span> <text:span text:style-name="T19">INTO</text:span> <text:span text:style-name="T20">"users"</text:span> <text:span text:style-name="T23">(</text:span><text:span text:style-name="T20">"username"</text:span><text:span text:style-name="T23">)</text:span></text:p>
            <text:p text:style-name="P15"><text:s text:c="2"/><text:span text:style-name="T19">SELECT</text:span> REGEXP_SPLIT_TO_TABLE<text:span text:style-name="T23">(</text:span><text:span text:style-name="T20">"upvotes"</text:span><text:span text:style-name="T23">,</text:span> <text:span text:style-name="T26">','</text:span><text:span text:style-name="T23">)</text:span> <text:span text:style-name="T19">AS</text:span> <text:span text:style-name="T20">"usernames"</text:span> </text:p>
            <text:p text:style-name="P15"><text:s text:c="4"/><text:span text:style-name="T19">FROM</text:span> <text:span text:style-name="T20">"bad_posts"</text:span></text:p>
            <text:p text:style-name="P15"><text:s text:c="2"/><text:span text:style-name="T19">UNION</text:span></text:p>
            <text:p text:style-name="P15"><text:s text:c="2"/><text:span text:style-name="T19">SELECT</text:span> REGEXP_SPLIT_TO_TABLE<text:span text:style-name="T23">(</text:span><text:span text:style-name="T20">"downvotes"</text:span><text:span text:style-name="T23">,</text:span> <text:span text:style-name="T26">','</text:span><text:span text:style-name="T23">)</text:span> <text:span text:style-name="T19">AS</text:span> <text:span text:style-name="T20">"usernames"</text:span> </text:p>
            <text:p text:style-name="P15"><text:s text:c="4"/><text:span text:style-name="T19">FROM</text:span> <text:span text:style-name="T20">"bad_posts"</text:span></text:p>
            <text:p text:style-name="P15"><text:s text:c="2"/><text:span text:style-name="T19">UNION</text:span></text:p>
            <text:p text:style-name="P15"><text:s text:c="2"/><text:span text:style-name="T19">SELECT</text:span> <text:span text:style-name="T20">"username"</text:span> <text:span text:style-name="T19">AS</text:span> <text:span text:style-name="T20">"usernames"</text:span> <text:span text:style-name="T19">FROM</text:span> <text:span text:style-name="T20">"bad_posts"</text:span></text:p>
            <text:p text:style-name="P15"><text:s text:c="2"/><text:span text:style-name="T19">UNION</text:span></text:p>
            <text:p text:style-name="P15"><text:s text:c="2"/><text:span text:style-name="T19">SELECT</text:span> <text:span text:style-name="T20">"username"</text:span> <text:span text:style-name="T19">AS</text:span> <text:span text:style-name="T20">"usernames"</text:span> <text:span text:style-name="T19">FROM</text:span> <text:span text:style-name="T20">"bad_comments"</text:span><text:span text:style-name="T23">;</text:span></text:p>
            <text:p text:style-name="P24"/>
            <text:p text:style-name="P24"/>
            <text:p text:style-name="P24"/>
            <text:p text:style-name="P24"/>
            <text:p text:style-name="P17"><text:soft-page-break/>-- 2. migrate distinct topics:</text:p>
            <text:p text:style-name="P15"><text:span text:style-name="T19">INSERT</text:span> <text:span text:style-name="T19">INTO</text:span> <text:span text:style-name="T20">"topics"</text:span> <text:span text:style-name="T23">(</text:span><text:span text:style-name="T20">"topic"</text:span><text:span text:style-name="T23">)</text:span></text:p>
            <text:p text:style-name="P15"><text:s text:c="2"/><text:span text:style-name="T19">SELECT</text:span> <text:span text:style-name="T19">DISTINCT</text:span> <text:span text:style-name="T20">"topic"</text:span> <text:span text:style-name="T19">FROM</text:span> <text:span text:style-name="T20">"bad_posts"</text:span><text:span text:style-name="T23">;</text:span></text:p>
            <text:p text:style-name="P24"/>
            <text:p text:style-name="P24"/>
            <text:p text:style-name="P17">-- 3. migrate existing data into posts table and get user_id and topic_id</text:p>
            <text:p text:style-name="P17">-- from their corresponding table:</text:p>
            <text:p text:style-name="P15"><text:span text:style-name="T19">INSERT</text:span> <text:span text:style-name="T19">INTO</text:span> <text:span text:style-name="T20">"posts"</text:span> <text:span text:style-name="T23">(</text:span><text:span text:style-name="T20">"user_id"</text:span><text:span text:style-name="T23">,</text:span> <text:span text:style-name="T20">"topic_id"</text:span><text:span text:style-name="T23">,</text:span> <text:span text:style-name="T20">"title"</text:span><text:span text:style-name="T23">,</text:span> <text:span text:style-name="T20">"url"</text:span><text:span text:style-name="T23">,</text:span> <text:span text:style-name="T20">"post"</text:span><text:span text:style-name="T23">)</text:span></text:p>
            <text:p text:style-name="P15"><text:s text:c="2"/><text:span text:style-name="T19">SELECT</text:span> u<text:span text:style-name="T23">.</text:span><text:span text:style-name="T19">id</text:span><text:span text:style-name="T23">,</text:span> t<text:span text:style-name="T23">.</text:span><text:span text:style-name="T19">id</text:span><text:span text:style-name="T23">,</text:span> <text:span text:style-name="T19">LEFT</text:span><text:span text:style-name="T23">(</text:span>bad<text:span text:style-name="T23">.</text:span>title<text:span text:style-name="T23">,</text:span><text:span text:style-name="T18">100</text:span><text:span text:style-name="T23">),</text:span> bad<text:span text:style-name="T23">.</text:span>url<text:span text:style-name="T23">,</text:span> bad<text:span text:style-name="T23">.</text:span>text_content</text:p>
            <text:p text:style-name="P15"><text:s text:c="2"/><text:span text:style-name="T19">FROM</text:span> <text:span text:style-name="T20">"users"</text:span> <text:span text:style-name="T20">"u"</text:span></text:p>
            <text:p text:style-name="P15"><text:s text:c="2"/><text:span text:style-name="T19">JOIN</text:span> <text:span text:style-name="T20">"bad_posts"</text:span> <text:span text:style-name="T20">"bad"</text:span> <text:span text:style-name="T19">ON</text:span></text:p>
            <text:p text:style-name="P15"><text:s text:c="4"/>bad<text:span text:style-name="T23">.</text:span>username <text:span text:style-name="T23">=</text:span> u<text:span text:style-name="T23">.</text:span>username</text:p>
            <text:p text:style-name="P15"><text:s text:c="2"/><text:span text:style-name="T19">JOIN</text:span> <text:span text:style-name="T20">"topics"</text:span> <text:span text:style-name="T20">"t"</text:span> <text:span text:style-name="T19">ON</text:span></text:p>
            <text:p text:style-name="P15"><text:s text:c="4"/>bad<text:span text:style-name="T23">.</text:span>topic <text:span text:style-name="T23">=</text:span> t<text:span text:style-name="T23">.</text:span>topic<text:span text:style-name="T23">;</text:span></text:p>
            <text:p text:style-name="P24"/>
            <text:p text:style-name="P24"/>
            <text:p text:style-name="P17">-- 4 migrating existing data to votes table and get user_id and post_id</text:p>
            <text:p text:style-name="P17">-- from their corresponding table:</text:p>
            <text:p text:style-name="P15"><text:span text:style-name="T19">INSERT</text:span> <text:span text:style-name="T19">INTO</text:span> <text:span text:style-name="T20">"votes"</text:span> <text:span text:style-name="T23">(</text:span><text:span text:style-name="T20">"post_id"</text:span><text:span text:style-name="T23">,</text:span> <text:span text:style-name="T20">"user_id"</text:span><text:span text:style-name="T23">,</text:span> <text:span text:style-name="T20">"vote"</text:span><text:span text:style-name="T23">)</text:span></text:p>
            <text:p text:style-name="P15"><text:s text:c="2"/><text:span text:style-name="T19">SELECT</text:span> bad<text:span text:style-name="T23">.</text:span><text:span text:style-name="T19">id</text:span><text:span text:style-name="T23">,</text:span> u<text:span text:style-name="T23">.</text:span><text:span text:style-name="T19">id</text:span><text:span text:style-name="T23">,</text:span> <text:span text:style-name="T18">1</text:span> <text:span text:style-name="T19">AS</text:span> <text:span text:style-name="T20">"vote_result"</text:span></text:p>
            <text:p text:style-name="P15"><text:s text:c="2"/><text:span text:style-name="T19">FROM</text:span> <text:span text:style-name="T23">(</text:span><text:span text:style-name="T19">SELECT</text:span> <text:span text:style-name="T19">id</text:span><text:span text:style-name="T23">,</text:span> REGEXP_SPLIT_TO_TABLE<text:span text:style-name="T23">(</text:span>upvotes<text:span text:style-name="T23">,</text:span> <text:span text:style-name="T26">','</text:span><text:span text:style-name="T23">)</text:span> <text:span text:style-name="T19">AS</text:span> username</text:p>
            <text:p text:style-name="P15"><text:s text:c="2"/><text:span text:style-name="T19">FROM</text:span> bad_posts<text:span text:style-name="T23">)</text:span> bad</text:p>
            <text:p text:style-name="P15"><text:s text:c="2"/><text:span text:style-name="T19">INNER</text:span> <text:span text:style-name="T19">JOIN</text:span> users u <text:span text:style-name="T19">ON</text:span></text:p>
            <text:p text:style-name="P15"><text:s text:c="4"/>u<text:span text:style-name="T23">.</text:span>username <text:span text:style-name="T23">=</text:span> bad<text:span text:style-name="T23">.</text:span>username<text:span text:style-name="T23">;</text:span></text:p>
            <text:p text:style-name="P24"/>
            <text:p text:style-name="P15"><text:span text:style-name="T19">INSERT</text:span> <text:span text:style-name="T19">INTO</text:span> <text:span text:style-name="T20">"votes"</text:span> <text:span text:style-name="T23">(</text:span><text:span text:style-name="T20">"post_id"</text:span><text:span text:style-name="T23">,</text:span> <text:span text:style-name="T20">"user_id"</text:span><text:span text:style-name="T23">,</text:span> <text:span text:style-name="T20">"vote"</text:span><text:span text:style-name="T23">)</text:span></text:p>
            <text:p text:style-name="P15"><text:s text:c="2"/><text:span text:style-name="T19">SELECT</text:span> bad<text:span text:style-name="T23">.</text:span><text:span text:style-name="T19">id</text:span><text:span text:style-name="T23">,</text:span> u<text:span text:style-name="T23">.</text:span><text:span text:style-name="T19">id</text:span><text:span text:style-name="T23">,</text:span> <text:span text:style-name="T23">-</text:span><text:span text:style-name="T18">1</text:span> <text:span text:style-name="T19">AS</text:span> <text:span text:style-name="T20">"vote_result"</text:span></text:p>
            <text:p text:style-name="P15"><text:s text:c="2"/><text:span text:style-name="T19">FROM</text:span> <text:span text:style-name="T23">(</text:span><text:span text:style-name="T19">SELECT</text:span> <text:span text:style-name="T19">id</text:span><text:span text:style-name="T23">,</text:span> REGEXP_SPLIT_TO_TABLE<text:span text:style-name="T23">(</text:span>downvotes<text:span text:style-name="T23">,</text:span> <text:span text:style-name="T26">','</text:span><text:span text:style-name="T23">)</text:span> <text:span text:style-name="T19">AS</text:span> username</text:p>
            <text:p text:style-name="P15"><text:s text:c="2"/><text:span text:style-name="T19">FROM</text:span> bad_posts<text:span text:style-name="T23">)</text:span> bad</text:p>
            <text:p text:style-name="P15"><text:s text:c="2"/><text:span text:style-name="T19">INNER</text:span> <text:span text:style-name="T19">JOIN</text:span> users u <text:span text:style-name="T19">ON</text:span></text:p>
            <text:p text:style-name="P15"><text:s text:c="4"/>u<text:span text:style-name="T23">.</text:span>username <text:span text:style-name="T23">=</text:span> bad<text:span text:style-name="T23">.</text:span>username<text:span text:style-name="T23">;</text:span></text:p>
            <text:p text:style-name="P24"/>
            <text:p text:style-name="P24"/>
            <text:p text:style-name="P17">-- 5.1 migrate data from bad_posts to bad_comments to prepare for</text:p>
            <text:p text:style-name="P17">-- migration to new table.</text:p>
            <text:p text:style-name="P15"><text:span text:style-name="T19">ALTER</text:span> <text:span text:style-name="T19">TABLE</text:span> <text:span text:style-name="T20">"bad_comments"</text:span></text:p>
            <text:p text:style-name="P15"><text:s text:c="2"/><text:span text:style-name="T19">ADD</text:span> <text:span text:style-name="T19">COLUMN</text:span> <text:span text:style-name="T20">"title"</text:span> <text:span text:style-name="T19">VARCHAR</text:span><text:span text:style-name="T23">(</text:span><text:span text:style-name="T18">100</text:span><text:span text:style-name="T23">),</text:span></text:p>
            <text:p text:style-name="P15"><text:s text:c="2"/><text:span text:style-name="T19">ADD</text:span> <text:span text:style-name="T19">COLUMN</text:span> <text:span text:style-name="T20">"url"</text:span> <text:span text:style-name="T19">VARCHAR</text:span><text:span text:style-name="T23">(</text:span><text:span text:style-name="T18">2000</text:span><text:span text:style-name="T23">),</text:span></text:p>
            <text:p text:style-name="P15"><text:s text:c="2"/><text:span text:style-name="T19">ADD</text:span> <text:span text:style-name="T19">COLUMN</text:span> <text:span text:style-name="T20">"post"</text:span> TEXT<text:span text:style-name="T23">;</text:span></text:p>
            <text:p text:style-name="P24"/>
            <text:p text:style-name="P17">-- this throws a PK error, why?</text:p>
            <text:p text:style-name="P17">--INSERT INTO "bad_comments" ("title", "url", "post")</text:p>
            <text:p text:style-name="P15"><text:s/><text:span text:style-name="T25">-- SELECT LEFT(p.title, 100), p.url, p.text_content</text:span></text:p>
            <text:p text:style-name="P15"><text:s text:c="2"/><text:span text:style-name="T25">--FROM "bad_posts" "p";</text:span></text:p>
            <text:p text:style-name="P24"/>
            <text:p text:style-name="P15"><text:span text:style-name="T19">UPDATE</text:span> <text:span text:style-name="T20">"bad_comments"</text:span> <text:span text:style-name="T19">SET</text:span></text:p>
            <text:p text:style-name="P15"><text:s text:c="2"/><text:span text:style-name="T20">"title"</text:span> <text:span text:style-name="T23">=</text:span> <text:span text:style-name="T23">(</text:span><text:span text:style-name="T19">SELECT</text:span> <text:span text:style-name="T19">LEFT</text:span><text:span text:style-name="T23">(</text:span>bad<text:span text:style-name="T23">.</text:span>title<text:span text:style-name="T23">,</text:span> <text:span text:style-name="T18">100</text:span><text:span text:style-name="T23">)</text:span> <text:span text:style-name="T19">FROM</text:span> <text:span text:style-name="T20">"bad_posts"</text:span> <text:span text:style-name="T20">"bad"</text:span></text:p>
            <text:p text:style-name="P15"><text:s text:c="4"/><text:span text:style-name="T19">WHERE</text:span> bad_comments<text:span text:style-name="T23">.</text:span>post_id <text:span text:style-name="T23">=</text:span> bad<text:span text:style-name="T23">.</text:span><text:span text:style-name="T19">id</text:span><text:span text:style-name="T23">),</text:span></text:p>
            <text:p text:style-name="P15"><text:s text:c="2"/><text:span text:style-name="T20">"url"</text:span> <text:span text:style-name="T23">=</text:span> <text:span text:style-name="T23">(</text:span><text:span text:style-name="T19">SELECT</text:span> bad<text:span text:style-name="T23">.</text:span>url <text:span text:style-name="T19">FROM</text:span> <text:span text:style-name="T20">"bad_posts"</text:span> <text:span text:style-name="T20">"bad"</text:span></text:p>
            <text:p text:style-name="P15"><text:s text:c="4"/><text:span text:style-name="T19">WHERE</text:span> bad_comments<text:span text:style-name="T23">.</text:span>post_id <text:span text:style-name="T23">=</text:span> bad<text:span text:style-name="T23">.</text:span><text:span text:style-name="T19">id</text:span><text:span text:style-name="T23">),</text:span></text:p>
            <text:p text:style-name="P15"><text:s text:c="2"/><text:span text:style-name="T20">"post"</text:span> <text:span text:style-name="T23">=</text:span> <text:span text:style-name="T23">(</text:span><text:span text:style-name="T19">SELECT</text:span> bad<text:span text:style-name="T23">.</text:span>text_content <text:span text:style-name="T19">FROM</text:span> <text:span text:style-name="T20">"bad_posts"</text:span> <text:span text:style-name="T20">"bad"</text:span></text:p>
            <text:p text:style-name="P15"><text:s text:c="4"/><text:span text:style-name="T19">WHERE</text:span> bad_comments<text:span text:style-name="T23">.</text:span>post_id <text:span text:style-name="T23">=</text:span> bad<text:span text:style-name="T23">.</text:span><text:span text:style-name="T19">id</text:span><text:span text:style-name="T23">);</text:span></text:p>
            <text:p text:style-name="P24"/>
            <text:p text:style-name="P24"/>
            <text:p text:style-name="P24"/>
            <text:p text:style-name="P24"/>
            <text:p text:style-name="P17"><text:soft-page-break/>-- 5.2 migrating existing data to comments table and get user_id and</text:p>
            <text:p text:style-name="P17">-- post_id from their corresponding table:</text:p>
            <text:p text:style-name="P15"><text:span text:style-name="T19">INSERT</text:span> <text:span text:style-name="T19">INTO</text:span> <text:span text:style-name="T20">"comments"</text:span> <text:span text:style-name="T23">(</text:span><text:span text:style-name="T20">"user_id"</text:span><text:span text:style-name="T23">,</text:span> <text:span text:style-name="T20">"post_id"</text:span><text:span text:style-name="T23">,</text:span> <text:span text:style-name="T20">"comment"</text:span><text:span text:style-name="T23">)</text:span></text:p>
            <text:p text:style-name="P15"><text:s text:c="2"/><text:span text:style-name="T19">SELECT</text:span> u<text:span text:style-name="T23">.</text:span><text:span text:style-name="T19">id</text:span><text:span text:style-name="T23">,</text:span> p<text:span text:style-name="T23">.</text:span><text:span text:style-name="T19">id</text:span><text:span text:style-name="T23">,</text:span> bad<text:span text:style-name="T23">.</text:span>text_content</text:p>
            <text:p text:style-name="P15"><text:s text:c="2"/><text:span text:style-name="T19">FROM</text:span> <text:span text:style-name="T20">"users"</text:span> <text:span text:style-name="T20">"u"</text:span></text:p>
            <text:p text:style-name="P15"><text:s text:c="2"/><text:span text:style-name="T19">JOIN</text:span> <text:span text:style-name="T20">"bad_comments"</text:span> <text:span text:style-name="T20">"bad"</text:span> <text:span text:style-name="T19">ON</text:span></text:p>
            <text:p text:style-name="P15"><text:s text:c="4"/>bad<text:span text:style-name="T23">.</text:span>username <text:span text:style-name="T23">=</text:span> u<text:span text:style-name="T23">.</text:span>username</text:p>
            <text:p text:style-name="P15"><text:s text:c="2"/><text:span text:style-name="T19">JOIN</text:span> <text:span text:style-name="T20">"posts"</text:span> <text:span text:style-name="T20">"p"</text:span> <text:span text:style-name="T19">ON</text:span> <text:span text:style-name="T23">(</text:span></text:p>
            <text:p text:style-name="P15"><text:s text:c="4"/>bad<text:span text:style-name="T23">.</text:span>title <text:span text:style-name="T23">=</text:span> p<text:span text:style-name="T23">.</text:span>title <text:span text:style-name="T19">AND</text:span></text:p>
            <text:p text:style-name="P15"><text:s text:c="4"/><text:span text:style-name="T23">(</text:span>bad<text:span text:style-name="T23">.</text:span>url <text:span text:style-name="T23">=</text:span> p<text:span text:style-name="T23">.</text:span>url <text:span text:style-name="T19">OR</text:span> bad<text:span text:style-name="T23">.</text:span>post <text:span text:style-name="T23">=</text:span> p<text:span text:style-name="T23">.</text:span>post<text:span text:style-name="T23">)</text:span></text:p>
            <text:p text:style-name="P23"><text:s text:c="2"/><text:span text:style-name="T23">);</text:span></text:p>
          </table:table-cell>
        </table:table-row>
      </table:table>
      <text:p text:style-name="P1"/>
      <text:p text:style-name="P1"/>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1in"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1.75in"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2.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1in"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1.75in"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2.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9-22T18:29:37.844007958</dc:date>
    <meta:editing-duration>PT12H50M18S</meta:editing-duration>
    <meta:editing-cycles>8</meta:editing-cycles>
    <meta:generator>LibreOffice/6.4.5.2$Linux_X86_64 LibreOffice_project/40$Build-2</meta:generator>
    <meta:document-statistic meta:table-count="3" meta:image-count="0" meta:object-count="0" meta:page-count="9" meta:paragraph-count="226" meta:word-count="1965" meta:character-count="12554" meta:non-whitespace-character-count="10612"/>
  </office:meta>
</office:document-meta>
</file>